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, 'lucida sans unicode', verdana, arial, helvetica, sans-serif"/>
    <style:font-face style:name="Liberation Sans1" svg:font-family="'Liberation Sans'" style:font-pitch="variable"/>
    <style:font-face style:name="lucida grande" svg:font-family="'lucida grande', 'lucida sans unicode', verdana, arial, helvetica, 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8bbc21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solid" svg:stroke-width="0.035cm" svg:stroke-color="#c0c0c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c0d0e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71cm" svg:stroke-color="#2f7ed8" draw:stroke-linejoin="round" draw:fill="none" fo:padding-top="0.16cm" fo:padding-bottom="0.16cm" fo:padding-left="0.285cm" fo:padding-right="0.285cm"/>
    </style:style>
    <style:style style:name="gr6" style:family="graphic" style:parent-style-name="standard">
      <style:graphic-properties draw:stroke="solid" svg:stroke-width="0.776cm" svg:stroke-color="#c0c0c0" svg:stroke-opacity="0%" draw:stroke-linejoin="round" draw:fill="none" fo:padding-top="0.513cm" fo:padding-bottom="0.513cm" fo:padding-left="0.638cm" fo:padding-right="0.638cm"/>
    </style:style>
    <style:style style:name="gr7" style:family="graphic" style:parent-style-name="standard">
      <style:graphic-properties draw:stroke="solid" svg:stroke-width="0.071cm" svg:stroke-color="#8bbc21" draw:stroke-linejoin="round" draw:fill="none" fo:padding-top="0.16cm" fo:padding-bottom="0.16cm" fo:padding-left="0.285cm" fo:padding-right="0.285cm"/>
    </style:style>
    <style:style style:name="gr8" style:family="graphic" style:parent-style-name="standard">
      <style:graphic-properties draw:stroke="solid" svg:stroke-width="0.071cm" svg:stroke-color="#4c4c4c" draw:stroke-linejoin="round" draw:fill="non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width="0.035cm" draw:stroke-linejoin="miter" draw:fill="solid" draw:fill-color="#4c4c4c"/>
    </style:style>
    <style:style style:name="gr10" style:family="graphic" style:parent-style-name="standard">
      <style:graphic-properties draw:stroke="solid" svg:stroke-width="0.071cm" svg:stroke-color="#1aadce" draw:stroke-linejoin="round" draw:fill="none" fo:padding-top="0.16cm" fo:padding-bottom="0.16cm" fo:padding-left="0.285cm" fo:padding-right="0.285cm"/>
    </style:style>
    <style:style style:name="gr11" style:family="graphic" style:parent-style-name="standard">
      <style:graphic-properties draw:stroke="none" svg:stroke-width="0.035cm" draw:stroke-linejoin="miter" draw:fill="solid" draw:fill-color="#1aadce"/>
    </style:style>
    <style:style style:name="gr12" style:family="graphic" style:parent-style-name="standard">
      <style:graphic-properties draw:stroke="solid" svg:stroke-width="0.035cm" svg:stroke-color="#909090" draw:stroke-linejoin="miter" draw:fill="none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71cm" svg:stroke-color="#ff3333" draw:stroke-linejoin="miter" draw:fill="none" fo:padding-top="0.16cm" fo:padding-bottom="0.16cm" fo:padding-left="0.285cm" fo:padding-right="0.285cm"/>
    </style:style>
    <style:style style:name="gr14" style:family="graphic" style:parent-style-name="standard">
      <style:graphic-properties draw:stroke="solid" svg:stroke-width="0.035cm" svg:stroke-color="#909090" draw:stroke-linejoin="miter" draw:fill="solid" draw:fill-color="#ff3333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71cm" svg:stroke-color="#8bbc21" draw:stroke-linejoin="miter" draw:fill="none" fo:padding-top="0.16cm" fo:padding-bottom="0.16cm" fo:padding-left="0.285cm" fo:padding-right="0.285cm"/>
    </style:style>
    <style:style style:name="gr16" style:family="graphic" style:parent-style-name="standard">
      <style:graphic-properties draw:stroke="solid" svg:stroke-width="0.035cm" svg:stroke-color="#909090" draw:stroke-linejoin="miter" draw:fill="solid" draw:fill-color="#8bbc21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71cm" svg:stroke-color="#4c4c4c" draw:stroke-linejoin="miter" draw:fill="none" fo:padding-top="0.16cm" fo:padding-bottom="0.16cm" fo:padding-left="0.285cm" fo:padding-right="0.285cm"/>
    </style:style>
    <style:style style:name="gr18" style:family="graphic" style:parent-style-name="standard">
      <style:graphic-properties draw:stroke="solid" svg:stroke-width="0.035cm" svg:stroke-color="#909090" draw:stroke-linejoin="miter" draw:fill="solid" draw:fill-color="#4c4c4c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71cm" svg:stroke-color="#1aadce" draw:stroke-linejoin="miter" draw:fill="none" fo:padding-top="0.16cm" fo:padding-bottom="0.16cm" fo:padding-left="0.285cm" fo:padding-right="0.285cm"/>
    </style:style>
    <style:style style:name="gr20" style:family="graphic" style:parent-style-name="standard">
      <style:graphic-properties draw:stroke="solid" svg:stroke-width="0.035cm" svg:stroke-color="#909090" draw:stroke-linejoin="miter" draw:fill="solid" draw:fill-color="#1aadce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176cm" svg:stroke-color="#000000" svg:stroke-opacity="5%" draw:stroke-linejoin="miter" draw:fill="none" fo:padding-top="0.213cm" fo:padding-bottom="0.213cm" fo:padding-left="0.338cm" fo:padding-right="0.338cm"/>
    </style:style>
    <style:style style:name="gr22" style:family="graphic" style:parent-style-name="standard">
      <style:graphic-properties draw:stroke="solid" svg:stroke-width="0.106cm" svg:stroke-color="#000000" svg:stroke-opacity="10%" draw:stroke-linejoin="miter" draw:fill="none" fo:padding-top="0.178cm" fo:padding-bottom="0.178cm" fo:padding-left="0.303cm" fo:padding-right="0.303cm"/>
    </style:style>
    <style:style style:name="gr23" style:family="graphic" style:parent-style-name="standard">
      <style:graphic-properties draw:stroke="solid" svg:stroke-width="0.035cm" svg:stroke-color="#000000" svg:stroke-opacity="15%" draw:stroke-linejoin="miter" draw:fill="non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width="0.035cm" draw:stroke-linejoin="miter" draw:fill="solid" draw:fill-color="#ffffff" draw:opacity="85%"/>
    </style:style>
    <style:style style:name="gr25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26" style:family="graphic" style:parent-style-name="standard">
      <style:graphic-properties draw:stroke="none" svg:stroke-width="0.035cm" draw:stroke-linejoin="miter" draw:fill="solid" draw:fill-color="#ff3333"/>
    </style:style>
    <style:style style:name="gr27" style:family="graphic" style:parent-style-name="standard">
      <style:graphic-properties draw:stroke="solid" svg:stroke-width="0.071cm" svg:stroke-color="#ff420e" draw:stroke-linejoin="round" draw:fill="none" fo:padding-top="0.16cm" fo:padding-bottom="0.16cm" fo:padding-left="0.285cm" fo:padding-right="0.2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draw:fill="none" fo:min-height="0.476cm"/>
    </style:style>
    <style:style style:name="P1" style:family="paragraph">
      <loext:graphic-properties draw:fill="solid" draw:fill-color="#8bbc21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4c4c4c"/>
    </style:style>
    <style:style style:name="P5" style:family="paragraph">
      <loext:graphic-properties draw:fill="solid" draw:fill-color="#1aadce"/>
    </style:style>
    <style:style style:name="P6" style:family="paragraph">
      <loext:graphic-properties draw:fill="solid" draw:fill-color="#ff3333"/>
    </style:style>
    <style:style style:name="P7" style:family="paragraph">
      <loext:graphic-properties draw:fill="solid" draw:fill-color="#ffffff" draw:opacity="85%"/>
    </style:style>
    <style:style style:name="P8" style:family="paragraph">
      <style:text-properties fo:font-weight="bold"/>
    </style:style>
    <style:style style:name="P9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style:text-properties fo:font-size="15pt" fo:font-weight="bold" style:font-size-asian="15pt" style:font-size-complex="15pt"/>
    </style:style>
    <style:style style:name="P12" style:family="paragraph">
      <loext:graphic-properties draw:fill="none" draw:fill-color="#ffffff"/>
      <style:text-properties fo:font-size="15pt" fo:font-weight="bold" style:font-size-asian="15pt" style:font-size-complex="15pt"/>
    </style:style>
    <style:style style:name="P13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14" style:family="paragraph">
      <loext:graphic-properties draw:fill="none"/>
      <style:text-properties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282cm" svg:height="0.282cm" svg:x="4.162cm" svg:y="7.366cm" svg:viewBox="0 0 283 283" draw:points="0,0 283,0 283,283 0,283">
          <text:p/>
        </draw:polygon>
        <draw:polygon draw:style-name="gr2" draw:text-style-name="P2" draw:layer="layout" svg:width="21.167cm" svg:height="14.111cm" svg:x="0cm" svg:y="-0.001cm" svg:viewBox="0 0 21168 14112" draw:points="10584,14112 0,14112 0,0 21168,0 21168,14112">
          <text:p/>
        </draw:polygon>
        <draw:line draw:style-name="gr3" draw:text-style-name="P3" draw:layer="layout" svg:x1="2.54cm" svg:y1="1.782cm" svg:x2="20.814cm" svg:y2="1.782cm">
          <text:p/>
        </draw:line>
        <draw:line draw:style-name="gr3" draw:text-style-name="P3" draw:layer="layout" svg:x1="2.54cm" svg:y1="3.863cm" svg:x2="20.814cm" svg:y2="3.863cm">
          <text:p/>
        </draw:line>
        <draw:line draw:style-name="gr3" draw:text-style-name="P3" draw:layer="layout" svg:x1="2.54cm" svg:y1="5.909cm" svg:x2="20.814cm" svg:y2="5.909cm">
          <text:p/>
        </draw:line>
        <draw:line draw:style-name="gr3" draw:text-style-name="P3" draw:layer="layout" svg:x1="2.54cm" svg:y1="7.92cm" svg:x2="20.814cm" svg:y2="7.92cm">
          <text:p/>
        </draw:line>
        <draw:line draw:style-name="gr3" draw:text-style-name="P3" draw:layer="layout" svg:x1="2.54cm" svg:y1="9.966cm" svg:x2="20.814cm" svg:y2="9.966cm">
          <text:p/>
        </draw:line>
        <draw:line draw:style-name="gr4" draw:text-style-name="P3" draw:layer="layout" svg:x1="2.522cm" svg:y1="9.948cm" svg:x2="2.522cm" svg:y2="10.124cm">
          <text:p/>
        </draw:line>
        <draw:line draw:style-name="gr4" draw:text-style-name="P3" draw:layer="layout" svg:x1="5.838cm" svg:y1="9.948cm" svg:x2="5.838cm" svg:y2="10.124cm">
          <text:p/>
        </draw:line>
        <draw:line draw:style-name="gr4" draw:text-style-name="P3" draw:layer="layout" svg:x1="9.155cm" svg:y1="9.948cm" svg:x2="9.155cm" svg:y2="10.124cm">
          <text:p/>
        </draw:line>
        <draw:line draw:style-name="gr4" draw:text-style-name="P3" draw:layer="layout" svg:x1="12.506cm" svg:y1="9.948cm" svg:x2="12.506cm" svg:y2="10.124cm">
          <text:p/>
        </draw:line>
        <draw:line draw:style-name="gr4" draw:text-style-name="P3" draw:layer="layout" svg:x1="15.822cm" svg:y1="9.948cm" svg:x2="15.822cm" svg:y2="10.124cm">
          <text:p/>
        </draw:line>
        <draw:line draw:style-name="gr4" draw:text-style-name="P3" draw:layer="layout" svg:x1="19.138cm" svg:y1="9.948cm" svg:x2="19.138cm" svg:y2="10.124cm">
          <text:p/>
        </draw:line>
        <draw:line draw:style-name="gr4" draw:text-style-name="P3" draw:layer="layout" svg:x1="2.54cm" svg:y1="9.966cm" svg:x2="20.814cm" svg:y2="9.966cm">
          <text:p/>
        </draw:line>
        <draw:polyline draw:style-name="gr5" draw:text-style-name="P3" draw:layer="layout" svg:width="16.613cm" svg:height="8.149cm" svg:x="2.54cm" svg:y="1.799cm" svg:viewBox="0 0 16614 8150" draw:points="0,8150 1661,5787 4984,2282 16614,0">
          <text:p/>
        </draw:polyline>
        <draw:polyline draw:style-name="gr6" draw:text-style-name="P3" draw:layer="layout" svg:width="17.318cm" svg:height="8.149cm" svg:x="2.187cm" svg:y="1.799cm" svg:viewBox="0 0 17319 8150" draw:points="0,8150 353,8150 2014,5787 5337,2282 16966,0 17319,0">
          <text:p/>
        </draw:polyline>
        <draw:polyline draw:style-name="gr6" draw:text-style-name="P3" draw:layer="layout" svg:width="17.318cm" svg:height="8.149cm" svg:x="2.187cm" svg:y="1.799cm" svg:viewBox="0 0 17319 8150" draw:points="0,8150 353,8150 2014,5787 5337,2282 16966,0 17319,0">
          <text:p/>
        </draw:polyline>
        <draw:polyline draw:style-name="gr7" draw:text-style-name="P3" draw:layer="layout" svg:width="16.613cm" svg:height="8.149cm" svg:x="2.54cm" svg:y="1.799cm" svg:viewBox="0 0 16614 8150" draw:points="0,8150 1661,5787 4984,3586 16614,0">
          <text:p/>
        </draw:polyline>
        <draw:polyline draw:style-name="gr6" draw:text-style-name="P3" draw:layer="layout" svg:width="17.318cm" svg:height="8.149cm" svg:x="2.187cm" svg:y="1.799cm" svg:viewBox="0 0 17319 8150" draw:points="0,8150 353,8150 2014,5787 5337,3586 16966,0 17319,0">
          <text:p/>
        </draw:polyline>
        <draw:polygon draw:style-name="gr1" draw:text-style-name="P1" draw:layer="layout" svg:width="0.282cm" svg:height="0.282cm" svg:x="19.021cm" svg:y="1.622cm" svg:viewBox="0 0 283 283" draw:points="0,0 283,0 283,283 0,283">
          <text:p/>
        </draw:polygon>
        <draw:polygon draw:style-name="gr1" draw:text-style-name="P1" draw:layer="layout" svg:width="0.282cm" svg:height="0.282cm" svg:x="7.373cm" svg:y="5.244cm" svg:viewBox="0 0 283 283" draw:points="0,0 283,0 283,283 0,283">
          <text:p/>
        </draw:polygon>
        <draw:polygon draw:style-name="gr1" draw:text-style-name="P1" draw:layer="layout" svg:width="0.282cm" svg:height="0.282cm" svg:x="2.413cm" svg:y="9.75cm" svg:viewBox="0 0 283 283" draw:points="0,0 283,0 283,283 0,283">
          <text:p/>
        </draw:polygon>
        <draw:polyline draw:style-name="gr8" draw:text-style-name="P3" draw:layer="layout" svg:width="16.613cm" svg:height="8.149cm" svg:x="2.54cm" svg:y="1.756cm" svg:viewBox="0 0 16614 8150" draw:points="0,8150 1661,3831 4984,2282 16614,0">
          <text:p/>
        </draw:polyline>
        <draw:polyline draw:style-name="gr6" draw:text-style-name="P3" draw:layer="layout" svg:width="17.318cm" svg:height="8.149cm" svg:x="2.187cm" svg:y="1.799cm" svg:viewBox="0 0 17319 8150" draw:points="0,8150 353,8150 2014,3831 5337,2282 16966,0 17319,0">
          <text:p/>
        </draw:polyline>
        <draw:polygon draw:style-name="gr9" draw:text-style-name="P4" draw:layer="layout" svg:width="0.282cm" svg:height="0.282cm" svg:x="19.021cm" svg:y="1.622cm" svg:viewBox="0 0 283 283" draw:points="142,0 283,283 0,283">
          <text:p/>
        </draw:polygon>
        <draw:polygon draw:style-name="gr9" draw:text-style-name="P4" draw:layer="layout" svg:width="0.282cm" svg:height="0.282cm" svg:x="7.366cm" svg:y="3.908cm" svg:viewBox="0 0 283 283" draw:points="142,0 283,283 0,283">
          <text:p/>
        </draw:polygon>
        <draw:polygon draw:style-name="gr9" draw:text-style-name="P4" draw:layer="layout" svg:width="0.282cm" svg:height="0.282cm" svg:x="4.057cm" svg:y="5.488cm" svg:viewBox="0 0 283 283" draw:points="142,0 283,283 0,283">
          <text:p/>
        </draw:polygon>
        <draw:polygon draw:style-name="gr9" draw:text-style-name="P4" draw:layer="layout" svg:width="0.282cm" svg:height="0.282cm" svg:x="2.413cm" svg:y="9.75cm" svg:viewBox="0 0 283 283" draw:points="142,0 283,283 0,283">
          <text:p/>
        </draw:polygon>
        <draw:polyline draw:style-name="gr10" draw:text-style-name="P3" draw:layer="layout" svg:width="16.613cm" svg:height="8.149cm" svg:x="2.54cm" svg:y="1.799cm" svg:viewBox="0 0 16614 8150" draw:points="0,8150 1661,7661 4984,1223 16614,0">
          <text:p/>
        </draw:polyline>
        <draw:polyline draw:style-name="gr6" draw:text-style-name="P3" draw:layer="layout" svg:width="17.318cm" svg:height="8.149cm" svg:x="2.366cm" svg:y="1.248cm" svg:viewBox="0 0 17319 8150" draw:points="0,8150 353,8150 2014,7661 5337,1223 16966,0 17319,0">
          <text:p/>
        </draw:polyline>
        <draw:polygon draw:style-name="gr11" draw:text-style-name="P5" draw:layer="layout" svg:width="0.282cm" svg:height="0.282cm" svg:x="19.021cm" svg:y="1.651cm" svg:viewBox="0 0 283 283" draw:points="0,0 283,0 142,283">
          <text:p/>
        </draw:polygon>
        <draw:polygon draw:style-name="gr11" draw:text-style-name="P5" draw:layer="layout" svg:width="0.282cm" svg:height="0.282cm" svg:x="7.373cm" svg:y="2.88cm" svg:viewBox="0 0 283 283" draw:points="0,0 283,0 142,283">
          <text:p/>
        </draw:polygon>
        <draw:polygon draw:style-name="gr11" draw:text-style-name="P5" draw:layer="layout" svg:width="0.282cm" svg:height="0.282cm" svg:x="4.057cm" svg:y="9.318cm" svg:viewBox="0 0 283 283" draw:points="0,0 283,0 142,283">
          <text:p/>
        </draw:polygon>
        <draw:polygon draw:style-name="gr11" draw:text-style-name="P5" draw:layer="layout" svg:width="0.282cm" svg:height="0.282cm" svg:x="2.413cm" svg:y="9.75cm" svg:viewBox="0 0 283 283" draw:points="0,0 283,0 142,283">
          <text:p/>
        </draw:polygon>
        <draw:path draw:style-name="gr12" draw:text-style-name="P3" draw:layer="layout" svg:width="5.689cm" svg:height="1.764cm" svg:x="8.28cm" svg:y="11.811cm" svg:viewBox="0 0 5690 1765" svg:d="M2845 1765h2789c31 0 56-79 56-177v-1412c0-97-25-176-56-176h-5578c-31 0-56 79-56 176v1412c0 98 25 177 56 177z">
          <text:p/>
        </draw:path>
        <draw:line draw:style-name="gr13" draw:text-style-name="P3" draw:layer="layout" svg:x1="8.58cm" svg:y1="12.344cm" svg:x2="9.144cm" svg:y2="12.344cm">
          <text:p/>
        </draw:line>
        <draw:polygon draw:style-name="gr14" draw:text-style-name="P6" draw:layer="layout" svg:width="0.282cm" svg:height="0.282cm" svg:x="8.721cm" svg:y="12.203cm" svg:viewBox="0 0 283 283" draw:points="142,0 283,142 142,283 0,142">
          <text:p/>
        </draw:polygon>
        <draw:line draw:style-name="gr15" draw:text-style-name="P3" draw:layer="layout" svg:x1="11.303cm" svg:y1="13.092cm" svg:x2="11.867cm" svg:y2="13.092cm">
          <text:p/>
        </draw:line>
        <draw:polygon draw:style-name="gr16" draw:text-style-name="P1" draw:layer="layout" svg:width="0.282cm" svg:height="0.282cm" svg:x="11.43cm" svg:y="12.936cm" svg:viewBox="0 0 283 283" draw:points="0,0 283,0 283,283 0,283">
          <text:p/>
        </draw:polygon>
        <draw:line draw:style-name="gr17" draw:text-style-name="P3" draw:layer="layout" svg:x1="8.58cm" svg:y1="13.092cm" svg:x2="9.144cm" svg:y2="13.092cm">
          <text:p/>
        </draw:line>
        <draw:polygon draw:style-name="gr18" draw:text-style-name="P4" draw:layer="layout" svg:width="0.282cm" svg:height="0.282cm" svg:x="8.734cm" svg:y="12.936cm" svg:viewBox="0 0 283 283" draw:points="142,0 283,283 0,283">
          <text:p/>
        </draw:polygon>
        <draw:line draw:style-name="gr19" draw:text-style-name="P3" draw:layer="layout" svg:x1="11.303cm" svg:y1="12.344cm" svg:x2="11.867cm" svg:y2="12.344cm">
          <text:p/>
        </draw:line>
        <draw:polygon draw:style-name="gr20" draw:text-style-name="P5" draw:layer="layout" svg:width="0.282cm" svg:height="0.282cm" svg:x="11.444cm" svg:y="12.203cm" svg:viewBox="0 0 283 283" draw:points="0,0 283,0 142,283">
          <text:p/>
        </draw:polygon>
        <draw:path draw:style-name="gr21" draw:text-style-name="P3" draw:layer="layout" svg:width="0.564cm" svg:height="0.564cm" svg:x="0.053cm" svg:y="-35.19cm" svg:viewBox="0 0 565 565" svg:d="M283 565h176c59 0 106-47 106-106v-353c0-59-47-106-106-106h-353c-59 0-106 47-106 106v353c0 59 47 106 106 106z">
          <text:p/>
        </draw:path>
        <draw:path draw:style-name="gr22" draw:text-style-name="P3" draw:layer="layout" svg:width="0.564cm" svg:height="0.564cm" svg:x="0.053cm" svg:y="-35.19cm" svg:viewBox="0 0 565 565" svg:d="M283 565h176c59 0 106-47 106-106v-353c0-59-47-106-106-106h-353c-59 0-106 47-106 106v353c0 59 47 106 106 106z">
          <text:p/>
        </draw:path>
        <draw:path draw:style-name="gr23" draw:text-style-name="P3" draw:layer="layout" svg:width="0.564cm" svg:height="0.564cm" svg:x="0.053cm" svg:y="-35.19cm" svg:viewBox="0 0 565 565" svg:d="M283 565h176c59 0 106-47 106-106v-353c0-59-47-106-106-106h-353c-59 0-106 47-106 106v353c0 59 47 106 106 106z">
          <text:p/>
        </draw:path>
        <draw:path draw:style-name="gr24" draw:text-style-name="P7" draw:layer="layout" svg:width="0.564cm" svg:height="0.564cm" svg:x="0.018cm" svg:y="-35.225cm" svg:viewBox="0 0 565 565" svg:d="M283 565h176c59 0 106-47 106-106v-353c0-59-47-106-106-106h-353c-59 0-106 47-106 106v353c0 59 47 106 106 106z">
          <text:p/>
        </draw:path>
        <draw:frame draw:style-name="gr25" draw:text-style-name="P3" draw:layer="layout" svg:width="0.002cm" svg:height="0.937cm" svg:x="11.702cm" svg:y="11.526cm">
          <draw:text-box>
            <text:p/>
          </draw:text-box>
        </draw:frame>
        <draw:frame draw:style-name="gr25" draw:text-style-name="P3" draw:layer="layout" svg:width="0.002cm" svg:height="0.937cm" svg:x="-3.781cm" svg:y="12.512cm">
          <draw:text-box>
            <text:p/>
          </draw:text-box>
        </draw:frame>
        <draw:frame draw:style-name="gr25" draw:text-style-name="P3" draw:layer="layout" svg:width="0.002cm" svg:height="0.937cm" svg:x="10.583cm" svg:y="0.506cm">
          <draw:text-box>
            <text:p/>
          </draw:text-box>
        </draw:frame>
        <draw:frame draw:style-name="gr25" draw:text-style-name="P3" draw:layer="layout" svg:width="0.002cm" svg:height="0.937cm" svg:x="9.285cm" svg:y="12.147cm">
          <draw:text-box>
            <text:p/>
          </draw:text-box>
        </draw:frame>
        <draw:frame draw:style-name="gr25" draw:text-style-name="P3" draw:layer="layout" svg:width="0.002cm" svg:height="0.937cm" svg:x="9.157cm" svg:y="12.898cm">
          <draw:text-box>
            <text:p/>
          </draw:text-box>
        </draw:frame>
        <draw:frame draw:style-name="gr25" draw:text-style-name="P3" draw:layer="layout" svg:width="0.002cm" svg:height="0.937cm" svg:x="13.717cm" svg:y="12.898cm">
          <draw:text-box>
            <text:p/>
          </draw:text-box>
        </draw:frame>
        <draw:frame draw:style-name="gr25" draw:text-style-name="P3" draw:layer="layout" svg:width="0.002cm" svg:height="0.937cm" svg:x="9.285cm" svg:y="12.852cm">
          <draw:text-box>
            <text:p/>
          </draw:text-box>
        </draw:frame>
        <draw:frame draw:style-name="gr25" draw:text-style-name="P3" draw:layer="layout" svg:width="0.002cm" svg:height="0.937cm" svg:x="11.442cm" svg:y="12.96cm">
          <draw:text-box>
            <text:p/>
          </draw:text-box>
        </draw:frame>
        <draw:frame draw:style-name="gr25" draw:text-style-name="P3" draw:layer="layout" svg:width="0.002cm" svg:height="0.937cm" svg:x="2.54cm" svg:y="10.184cm">
          <draw:text-box>
            <text:p/>
          </draw:text-box>
        </draw:frame>
        <draw:frame draw:style-name="gr25" draw:text-style-name="P3" draw:layer="layout" svg:width="0.002cm" svg:height="0.937cm" svg:x="5.863cm" svg:y="10.184cm">
          <draw:text-box>
            <text:p/>
          </draw:text-box>
        </draw:frame>
        <draw:frame draw:style-name="gr25" draw:text-style-name="P3" draw:layer="layout" svg:width="0.002cm" svg:height="0.937cm" svg:x="9.185cm" svg:y="10.184cm">
          <draw:text-box>
            <text:p/>
          </draw:text-box>
        </draw:frame>
        <draw:frame draw:style-name="gr25" draw:text-style-name="P3" draw:layer="layout" svg:width="0.002cm" svg:height="0.937cm" svg:x="12.508cm" svg:y="10.184cm">
          <draw:text-box>
            <text:p/>
          </draw:text-box>
        </draw:frame>
        <draw:frame draw:style-name="gr25" draw:text-style-name="P3" draw:layer="layout" svg:width="0.002cm" svg:height="0.937cm" svg:x="15.83cm" svg:y="10.184cm">
          <draw:text-box>
            <text:p/>
          </draw:text-box>
        </draw:frame>
        <draw:frame draw:style-name="gr25" draw:text-style-name="P3" draw:layer="layout" svg:width="0.002cm" svg:height="0.937cm" svg:x="19.153cm" svg:y="10.184cm">
          <draw:text-box>
            <text:p/>
          </draw:text-box>
        </draw:frame>
        <draw:frame draw:style-name="gr25" draw:text-style-name="P3" draw:layer="layout" svg:width="0.002cm" svg:height="0.937cm" svg:x="2.258cm" svg:y="9.804cm">
          <draw:text-box>
            <text:p/>
          </draw:text-box>
        </draw:frame>
        <draw:frame draw:style-name="gr25" draw:text-style-name="P3" draw:layer="layout" svg:width="0.002cm" svg:height="0.937cm" svg:x="2.258cm" svg:y="1.655cm">
          <draw:text-box>
            <text:p/>
          </draw:text-box>
        </draw:frame>
        <draw:frame draw:style-name="gr25" draw:text-style-name="P3" draw:layer="layout" svg:width="0.002cm" svg:height="0.937cm" svg:x="2.258cm" svg:y="7.767cm">
          <draw:text-box>
            <text:p/>
          </draw:text-box>
        </draw:frame>
        <draw:frame draw:style-name="gr25" draw:text-style-name="P3" draw:layer="layout" svg:width="0.002cm" svg:height="0.937cm" svg:x="2.258cm" svg:y="5.73cm">
          <draw:text-box>
            <text:p/>
          </draw:text-box>
        </draw:frame>
        <draw:frame draw:style-name="gr25" draw:text-style-name="P3" draw:layer="layout" svg:width="0.002cm" svg:height="0.937cm" svg:x="2.258cm" svg:y="3.692cm">
          <draw:text-box>
            <text:p/>
          </draw:text-box>
        </draw:frame>
        <draw:frame draw:style-name="gr25" draw:text-style-name="P3" draw:layer="layout" svg:width="0.002cm" svg:height="0.937cm" svg:x="0.282cm" svg:y="-34.784cm">
          <draw:text-box>
            <text:p/>
          </draw:text-box>
        </draw:frame>
        <draw:frame draw:style-name="gr25" draw:text-style-name="P3" draw:layer="layout" svg:width="0.002cm" svg:height="0.937cm" svg:x="20.814cm" svg:y="13.723cm">
          <draw:text-box>
            <text:p/>
          </draw:text-box>
        </draw:frame>
        <draw:polygon draw:style-name="gr26" draw:text-style-name="P6" draw:layer="layout" svg:width="0.282cm" svg:height="0.282cm" svg:x="4.162cm" svg:y="7.366cm" svg:viewBox="0 0 283 283" draw:points="142,0 283,142 142,283 0,142">
          <text:p/>
        </draw:polygon>
        <draw:polygon draw:style-name="gr26" draw:text-style-name="P6" draw:layer="layout" svg:width="0.282cm" svg:height="0.289cm" svg:x="19.021cm" svg:y="1.615cm" svg:viewBox="0 0 283 290" draw:points="142,0 283,146 142,290 0,146">
          <text:p/>
        </draw:polygon>
        <draw:polygon draw:style-name="gr26" draw:text-style-name="P6" draw:layer="layout" svg:width="0.282cm" svg:height="0.282cm" svg:x="2.413cm" svg:y="9.75cm" svg:viewBox="0 0 283 283" draw:points="142,0 283,142 142,283 0,142">
          <text:p/>
        </draw:polygon>
        <draw:polyline draw:style-name="gr27" draw:text-style-name="P3" draw:layer="layout" svg:width="16.613cm" svg:height="8.149cm" svg:x="2.54cm" svg:y="1.799cm" svg:viewBox="0 0 16614 8150" draw:points="0,8150 1661,5787 4984,2282 16614,0">
          <text:p/>
        </draw:polyline>
        <draw:polygon draw:style-name="gr26" draw:text-style-name="P6" draw:layer="layout" svg:width="0.282cm" svg:height="0.285cm" svg:x="7.366cm" svg:y="3.937cm" svg:viewBox="0 0 283 286" draw:points="142,0 283,144 142,286 0,144">
          <text:p/>
        </draw:polygon>
        <draw:frame draw:style-name="gr28" draw:text-style-name="P9" draw:layer="layout" svg:width="1.937cm" svg:height="0.725cm" svg:x="9.144cm" svg:y="11.949cm">
          <draw:text-box>
            <text:p text:style-name="P8"><text:span text:style-name="T1">Default</text:span></text:p>
          </draw:text-box>
        </draw:frame>
        <draw:frame draw:style-name="gr29" draw:text-style-name="P9" draw:layer="layout" svg:width="1.802cm" svg:height="0.725cm" svg:x="9.12cm" svg:y="12.748cm">
          <draw:text-box>
            <text:p text:style-name="P8"><text:span text:style-name="T1">User 1</text:span></text:p>
          </draw:text-box>
        </draw:frame>
        <draw:frame draw:style-name="gr28" draw:text-style-name="P9" draw:layer="layout" svg:width="1.802cm" svg:height="0.725cm" svg:x="11.914cm" svg:y="11.986cm">
          <draw:text-box>
            <text:p text:style-name="P8"><text:span text:style-name="T1">User 2</text:span></text:p>
          </draw:text-box>
        </draw:frame>
        <draw:frame draw:style-name="gr28" draw:text-style-name="P9" draw:layer="layout" svg:width="1.802cm" svg:height="0.725cm" svg:x="11.914cm" svg:y="12.711cm">
          <draw:text-box>
            <text:p text:style-name="P8"><text:span text:style-name="T1">User 3</text:span></text:p>
          </draw:text-box>
        </draw:frame>
        <draw:frame draw:style-name="gr28" draw:text-style-name="P10" draw:layer="layout" svg:width="5.506cm" svg:height="0.962cm" svg:x="8.89cm" svg:y="0.381cm">
          <draw:text-box>
            <text:p text:style-name="P8">Car is expensive</text:p>
          </draw:text-box>
        </draw:frame>
        <draw:frame draw:style-name="gr28" draw:text-style-name="P12" draw:layer="layout" svg:width="6.052cm" svg:height="0.839cm" svg:x="8.045cm" svg:y="10.845cm">
          <draw:text-box>
            <text:p text:style-name="P11"><text:span text:style-name="T2">Price in euros of a car</text:span></text:p>
          </draw:text-box>
        </draw:frame>
        <draw:frame draw:style-name="gr28" draw:text-style-name="P13" draw:layer="layout" svg:width="0.697cm" svg:height="0.645cm" svg:x="1.905cm" svg:y="1.397cm">
          <draw:text-box>
            <text:p text:style-name="P8"><text:span text:style-name="T3">1</text:span></text:p>
          </draw:text-box>
        </draw:frame>
        <draw:frame draw:style-name="gr28" draw:text-style-name="P9" draw:layer="layout" svg:width="0.739cm" svg:height="0.725cm" svg:x="1.674cm" svg:y="9.943cm">
          <draw:text-box>
            <text:p text:style-name="P8"><text:span text:style-name="T1">0</text:span></text:p>
          </draw:text-box>
        </draw:frame>
        <draw:frame draw:style-name="gr28" draw:text-style-name="P9" draw:layer="layout" svg:width="1.095cm" svg:height="0.725cm" svg:x="1.524cm" svg:y="5.461cm">
          <draw:text-box>
            <text:p text:style-name="P8"><text:span text:style-name="T1">0.5</text:span></text:p>
          </draw:text-box>
        </draw:frame>
        <draw:frame draw:style-name="gr28" draw:text-style-name="P9" draw:layer="layout" svg:width="1.45cm" svg:height="0.725cm" svg:x="18.489cm" svg:y="10.033cm">
          <draw:text-box>
            <text:p text:style-name="P8"><text:span text:style-name="T1">100k</text:span></text:p>
          </draw:text-box>
        </draw:frame>
        <draw:frame draw:style-name="gr28" draw:text-style-name="P9" draw:layer="layout" svg:width="1.213cm" svg:height="0.725cm" svg:x="5.264cm" svg:y="10.033cm">
          <draw:text-box>
            <text:p text:style-name="P8"><text:span text:style-name="T1">20k</text:span></text:p>
          </draw:text-box>
        </draw:frame>
        <draw:frame draw:style-name="gr30" draw:text-style-name="P14" draw:layer="layout" svg:width="1.213cm" svg:height="0.726cm" svg:x="8.509cm" svg:y="10.033cm">
          <draw:text-box>
            <text:p text:style-name="P8"><text:span text:style-name="T1">40k</text:span></text:p>
          </draw:text-box>
        </draw:frame>
        <draw:frame draw:style-name="gr30" draw:text-style-name="P14" draw:layer="layout" svg:width="1.213cm" svg:height="0.726cm" svg:x="11.938cm" svg:y="10.033cm">
          <draw:text-box>
            <text:p text:style-name="P8"><text:span text:style-name="T1">60k</text:span></text:p>
          </draw:text-box>
        </draw:frame>
        <draw:frame draw:style-name="gr30" draw:text-style-name="P14" draw:layer="layout" svg:width="1.213cm" svg:height="0.726cm" svg:x="15.297cm" svg:y="10.033cm">
          <draw:text-box>
            <text:p text:style-name="P8"><text:span text:style-name="T1">80k</text:span></text:p>
          </draw:text-box>
        </draw:frame>
        <draw:frame draw:style-name="gr28" draw:text-style-name="P9" draw:layer="layout" svg:width="1.332cm" svg:height="0.725cm" svg:x="1.27cm" svg:y="3.429cm">
          <draw:text-box>
            <text:p text:style-name="P8"><text:span text:style-name="T1">0.75</text:span></text:p>
          </draw:text-box>
        </draw:frame>
        <draw:frame draw:style-name="gr28" draw:text-style-name="P9" draw:layer="layout" svg:width="1.332cm" svg:height="0.725cm" svg:x="1.27cm" svg:y="7.493cm">
          <draw:text-box>
            <text:p text:style-name="P8"><text:span text:style-name="T1">0.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, 'lucida sans unicode', verdana, arial, helvetica, sans-serif"/>
    <style:font-face style:name="Liberation Sans1" svg:font-family="'Liberation Sans'" style:font-pitch="variable"/>
    <style:font-face style:name="lucida grande" svg:font-family="'lucida grande', 'lucida sans unicode', verdana, arial, helvetica, 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67cm" fo:page-height="14.1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20T15:19:55.854000000</dc:date>
    <meta:editing-duration>PT28M13S</meta:editing-duration>
    <meta:editing-cycles>6</meta:editing-cycles>
    <meta:generator>LibreOffice/4.4.3.2$Windows_x86 LibreOffice_project/88805f81e9fe61362df02b9941de8e38a9b5fd16</meta:generator>
    <meta:document-statistic meta:object-count="89"/>
  </office:meta>
</office:document-meta>
</file>